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FreeSans2" svg:font-family="FreeSans" style:font-family-generic="swiss"/>
    <style:font-face style:name="Liberation Sans4" svg:font-family="'Liberation Sans'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erif" svg:font-family="'Liberation Serif'" style:font-pitch="variable"/>
    <style:font-face style:name="OpenSymbol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0e6ff" draw:textarea-horizontal-align="justify" draw:textarea-vertical-align="top" draw:auto-grow-height="false" fo:min-height="1.823cm" fo:min-width="3.618cm" fo:padding-top="0.417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="Arrow_20_concave" draw:marker-start-width="0.3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0e6ff" draw:textarea-horizontal-align="justify" draw:textarea-vertical-align="middle" draw:auto-grow-height="false" fo:min-height="1.556cm" fo:min-width="2.47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marker-start="Arrow_20_concave" draw:marker-end="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87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476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83cm" fo:min-width="0.37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444cm"/>
    </style:style>
    <style:style style:name="gr11" style:family="graphic" style:parent-style-name="standard">
      <style:graphic-properties svg:stroke-color="#000000" draw:fill-color="#ffffcc" draw:textarea-horizontal-align="justify" draw:textarea-vertical-align="middle" draw:auto-grow-height="false" fo:min-height="0.52cm" fo:min-width="1.638cm" fo:wrap-option="no-wrap"/>
      <style:paragraph-properties style:writing-mode="lr-tb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554cm" fo:min-width="2.232cm" fo:wrap-option="no-wrap"/>
      <style:paragraph-properties style:writing-mode="lr-tb"/>
    </style:style>
    <style:style style:name="gr13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349cm" fo:min-width="0.644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0e6ff" draw:textarea-horizontal-align="justify" draw:textarea-vertical-align="middle" draw:auto-grow-height="false" fo:min-height="1.522cm" fo:min-width="2.842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draw:stroke="dash" draw:stroke-dash="Long_20_Dash" svg:stroke-color="#000000" draw:fill-color="#ffffff" draw:textarea-horizontal-align="right" draw:textarea-vertical-align="top" draw:auto-grow-height="false" fo:min-height="5.938cm" fo:min-width="7.669cm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f0e6ff" draw:textarea-horizontal-align="justify" draw:textarea-vertical-align="top" draw:auto-grow-height="false" fo:min-height="1.789cm" fo:min-width="3.584cm" fo:padding-top="0.409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Arrow_20_concave" draw:marker-start-width="0.2cm" draw:marker-end="" draw:marker-end-width="0.2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f0e6ff" draw:textarea-horizontal-align="justify" draw:textarea-vertical-align="middle" draw:auto-grow-height="false" fo:min-height="1.522cm" fo:min-width="2.44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538cm" fo:min-width="2.458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0e6ff" draw:textarea-horizontal-align="justify" draw:textarea-vertical-align="middle" draw:auto-grow-height="false" fo:min-height="1.538cm" fo:min-width="2.458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color="#000000" draw:fill-color="#f0e6ff" draw:textarea-horizontal-align="justify" draw:textarea-vertical-align="middle" draw:auto-grow-height="false" fo:min-height="1.556cm" fo:min-width="2.476cm"/>
      <style:paragraph-properties style:writing-mode="lr-tb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1.448cm" fo:min-width="4.862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ffffd7" draw:textarea-horizontal-align="justify" draw:textarea-vertical-align="middle" draw:auto-grow-height="false" fo:min-height="1.097cm" fo:min-width="3.092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000000" draw:fill-color="#ffffff" draw:textarea-horizontal-align="right" draw:textarea-vertical-align="top" draw:auto-grow-height="false" fo:min-height="8.45cm" fo:min-width="12.019cm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000000" draw:marker-start="Arrow_20_concave" draw:marker-end="" draw:textarea-vertical-align="middle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0.971cm" fo:min-width="1.918cm" fo:wrap-option="no-wrap"/>
      <style:paragraph-properties style:writing-mode="lr-tb"/>
    </style:style>
    <style:style style:name="gr29" style:family="graphic" style:parent-style-name="standard">
      <style:graphic-properties svg:stroke-color="#000000" draw:fill-color="#f0e6ff" draw:textarea-horizontal-align="justify" draw:textarea-vertical-align="middle" draw:auto-grow-height="false" fo:min-height="1.574cm" fo:min-width="2.474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555cm" fo:min-width="2.476cm"/>
      <style:paragraph-properties style:writing-mode="lr-tb"/>
    </style:style>
    <style:style style:name="gr31" style:family="graphic" style:parent-style-name="standard">
      <style:graphic-properties svg:stroke-color="#000000" draw:fill-color="#f0e6ff" draw:textarea-horizontal-align="justify" draw:textarea-vertical-align="top" draw:auto-grow-height="false" fo:min-height="2.356cm" fo:min-width="3.57cm" fo:padding-top="0.3cm"/>
      <style:paragraph-properties style:writing-mode="lr-tb"/>
    </style:style>
    <style:style style:name="gr32" style:family="graphic" style:parent-style-name="standard">
      <style:graphic-properties svg:stroke-color="#000000" draw:fill-color="#f0e6ff" draw:textarea-horizontal-align="justify" draw:textarea-vertical-align="middle" draw:auto-grow-height="false" fo:min-height="1.555cm" fo:min-width="2.476cm"/>
      <style:paragraph-properties style:writing-mode="lr-tb"/>
    </style:style>
    <style:style style:name="gr33" style:family="graphic" style:parent-style-name="standard">
      <style:graphic-properties svg:stroke-color="#000000" draw:fill-color="#ffffcc" draw:textarea-horizontal-align="justify" draw:textarea-vertical-align="middle" draw:auto-grow-height="false" fo:min-height="0.971cm" fo:min-width="2.918cm" fo:wrap-option="no-wrap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top" draw:auto-grow-height="false" fo:min-height="2.098cm" fo:min-width="3.618cm" fo:padding-top="0.4cm"/>
      <style:paragraph-properties style:writing-mode="lr-tb"/>
    </style:style>
    <style:style style:name="gr35" style:family="graphic" style:parent-style-name="standard">
      <style:graphic-properties svg:stroke-color="#000000" draw:fill-color="#f0e6ff" draw:textarea-horizontal-align="justify" draw:textarea-vertical-align="top" draw:auto-grow-height="false" fo:min-height="1.973cm" fo:min-width="3.618cm" fo:padding-top="0.25cm"/>
      <style:paragraph-properties style:writing-mode="lr-tb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1.321cm" fo:min-width="1.98cm" fo:wrap-option="no-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3.921cm"/>
      <style:paragraph-properties style:writing-mode="lr-tb"/>
    </style:style>
    <style:style style:name="pr7" style:family="presentation" style:parent-style-name="master_5f_-title">
      <style:graphic-properties fo:min-height="1.741cm"/>
      <style:paragraph-properties style:writing-mode="lr-tb"/>
    </style:style>
    <style:style style:name="pr8" style:family="presentation" style:parent-style-name="master_5f_-outline1">
      <style:graphic-properties fo:min-height="14.15cm"/>
      <style:paragraph-properties style:writing-mode="lr-tb"/>
    </style:style>
    <style:style style:name="pr9" style:family="presentation" style:parent-style-name="master_5f_-notes">
      <style:graphic-properties draw:fill-color="#ffffff" fo:min-height="13.364cm"/>
      <style:paragraph-properties style:writing-mode="lr-tb"/>
    </style:style>
    <style:style style:name="pr10" style:family="presentation" style:parent-style-name="master_5f_-notes">
      <style:graphic-properties draw:fill-color="#ffffff" draw:auto-grow-height="true" fo:min-height="15.231cm"/>
      <style:paragraph-properties style:writing-mode="lr-tb"/>
    </style:style>
    <style:style style:name="pr11" style:family="presentation" style:parent-style-name="master_5f_-notes">
      <style:graphic-properties draw:fill-color="#ffffff" draw:auto-grow-height="true" fo:min-height="15.276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4.166cm"/>
      <style:paragraph-properties style:writing-mode="lr-tb"/>
    </style:style>
    <style:style style:name="pr13" style:family="presentation" style:parent-style-name="master_5f_-outline1" style:list-style-name="L4">
      <style:graphic-properties fo:min-height="14.15cm"/>
      <style:paragraph-properties style:writing-mode="lr-tb"/>
    </style:style>
    <style:style style:name="pr14" style:family="presentation" style:parent-style-name="master_5f_-notes">
      <style:graphic-properties draw:fill-color="#ffffff" fo:min-height="13.43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paragraph-properties style:writing-mode="lr-tb"/>
      <style:text-properties fo:color="#000000" fo:font-size="28pt" style:font-size-asian="28pt" style:font-size-complex="2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-color="#ffffcc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-color="#eeeeee"/>
      <style:paragraph-properties fo:text-align="center" style:writing-mode="lr-tb"/>
      <style:text-properties fo:color="#000000" fo:font-size="12pt" style:font-size-asian="12pt" style:font-size-complex="1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2cm" fo:text-indent="-0.6cm"/>
    </style:style>
    <style:style style:name="P2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4" fo:font-size="18pt"/>
    </style:style>
    <style:style style:name="P26" style:family="paragraph">
      <style:paragraph-properties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7" style:family="paragraph">
      <loext:graphic-properties draw:fill-color="#ffffcc"/>
      <style:paragraph-properties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8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.2cm" fo:text-indent="0cm"/>
    </style:style>
    <style:style style:name="P30" style:family="paragraph">
      <style:paragraph-properties fo:margin-left="0cm" fo:margin-right="0cm" fo:margin-top="0cm" fo:margin-bottom="0.4cm" fo:text-indent="0cm">
        <style:tab-stops>
          <style:tab-stop style:position="8.008cm"/>
          <style:tab-stop style:position="16.087cm"/>
        </style:tab-stops>
      </style:paragraph-properties>
    </style:style>
    <style:style style:name="P31" style:family="paragraph">
      <style:paragraph-properties fo:margin-top="0cm" fo:margin-bottom="0.2cm">
        <style:tab-stops>
          <style:tab-stop style:position="8.514cm"/>
          <style:tab-stop style:position="16.087cm"/>
        </style:tab-stops>
      </style:paragraph-properties>
    </style:style>
    <style:style style:name="P32" style:family="paragraph">
      <style:paragraph-properties fo:margin-top="0cm" fo:margin-bottom="0.5cm">
        <style:tab-stops>
          <style:tab-stop style:position="8.514cm"/>
          <style:tab-stop style:position="16.087cm"/>
        </style:tab-stops>
      </style:paragraph-properties>
    </style:style>
    <style:style style:name="P33" style:family="paragraph">
      <style:paragraph-properties fo:margin-top="0cm" fo:margin-bottom="0.5cm">
        <style:tab-stops>
          <style:tab-stop style:position="12.095cm"/>
        </style:tab-stops>
      </style:paragraph-properties>
    </style:style>
    <style:style style:name="P3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fo:font-size="14pt" style:font-size-asian="14pt" style:font-size-complex="14pt"/>
    </style:style>
    <style:style style:name="P35" style:family="paragraph">
      <style:paragraph-properties fo:margin-left="0cm" fo:margin-right="0cm" fo:margin-top="0cm" fo:margin-bottom="0.5cm" fo:text-indent="0cm">
        <style:tab-stops>
          <style:tab-stop style:position="8.514cm"/>
          <style:tab-stop style:position="16.087cm"/>
        </style:tab-stops>
      </style:paragraph-properties>
    </style:style>
    <style:style style:name="P36" style:family="paragraph">
      <style:paragraph-properties>
        <style:tab-stops>
          <style:tab-stop style:position="10.985cm"/>
        </style:tab-stops>
      </style:paragraph-properties>
    </style:style>
    <style:style style:name="P37" style:family="paragraph">
      <style:paragraph-properties fo:margin-top="0cm" fo:margin-bottom="0.4cm">
        <style:tab-stops>
          <style:tab-stop style:position="8.008cm"/>
          <style:tab-stop style:position="16.087cm"/>
        </style:tab-stops>
      </style:paragraph-properties>
    </style:style>
    <style:style style:name="P3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text-underline-style="none" style:font-size-asian="14pt" style:font-size-complex="14pt"/>
    </style:style>
    <style:style style:name="P39" style:family="paragraph">
      <style:paragraph-properties style:writing-mode="lr-tb"/>
      <style:text-properties fo:color="#000000"/>
    </style:style>
    <style:style style:name="P40" style:family="paragraph">
      <loext:graphic-properties draw:fill-color="#ffffff"/>
      <style:paragraph-properties style:writing-mode="lr-tb"/>
      <style:text-properties fo:font-size="28.1000003814697pt"/>
    </style:style>
    <style:style style:name="P41" style:family="paragraph">
      <style:paragraph-properties fo:margin-left="0cm" fo:margin-right="0cm" fo:margin-top="0cm" fo:margin-bottom="0.3cm" fo:text-indent="0cm"/>
    </style:style>
    <style:style style:name="P42" style:family="paragraph">
      <style:paragraph-properties fo:margin-top="0cm" fo:margin-bottom="0.2cm" style:writing-mode="lr-tb"/>
      <style:text-properties fo:color="#000000" fo:font-size="24pt" style:font-size-asian="24pt" style:font-size-complex="24pt"/>
    </style:style>
    <style:style style:name="P43" style:family="paragraph">
      <loext:graphic-properties draw:fill-color="#ffffff"/>
      <style:paragraph-properties fo:margin-left="0.6cm" fo:margin-right="0cm" fo:text-indent="-0.6cm" style:writing-mode="lr-tb"/>
      <style:text-properties fo:color="#c5000b" style:font-name="Liberation Sans" fo:font-size="14pt" style:font-size-asian="14pt" style:font-size-complex="14pt"/>
    </style:style>
    <style:style style:name="T1" style:family="text">
      <style:text-properties fo:color="#ffffff" style:font-name="Liberation Sans" fo:font-size="32pt" fo:language="ru" fo:country="RU" style:font-size-asian="32pt" style:font-size-complex="32pt"/>
    </style:style>
    <style:style style:name="T2" style:family="text">
      <style:text-properties fo:color="#ffffff" style:font-name="Liberation Sans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fo:font-size="28pt" fo:language="ru" fo:country="RU" style:font-size-asian="28pt" style:font-size-complex="2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4" fo:font-size="18pt"/>
    </style:style>
    <style:style style:name="T19" style:family="text">
      <style:text-properties fo:font-size="14pt" fo:font-style="normal" style:font-size-asian="14pt" style:font-style-asian="normal" style:font-size-complex="14pt" style:font-style-complex="normal"/>
    </style:style>
    <style:style style:name="T20" style:family="text">
      <style:text-properties fo:font-size="3pt" style:font-size-asian="3pt" style:font-size-complex="3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pt" fo:font-style="normal" style:font-size-asian="3pt" style:font-style-asian="normal" style:font-size-complex="3pt" style:font-style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5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28pt" fo:language="ru" fo:country="RU" fo:font-style="normal" style:font-size-asian="28pt" style:font-style-asian="normal" style:font-size-complex="28pt" style:font-style-complex="normal"/>
    </style:style>
    <style:style style:name="T27" style:family="text">
      <style:text-properties fo:color="#000000" fo:font-size="22pt" fo:language="ru" fo:country="RU" style:letter-kerning="false" style:font-name-asian="DejaVu Sans" style:font-size-asian="22pt" style:font-name-complex="DejaVu Sans" style:font-size-complex="22pt"/>
    </style:style>
    <style:style style:name="T28" style:family="text">
      <style:text-properties fo:color="#000000" fo:font-size="22pt" fo:language="ru" fo:country="RU" fo:font-style="normal" style:letter-kerning="false" style:font-name-asian="DejaVu Sans" style:font-size-asian="22pt" style:font-style-asian="normal" style:font-name-complex="DejaVu Sans" style:font-size-complex="22pt" style:font-style-complex="normal"/>
    </style:style>
    <style:style style:name="T29" style:family="text">
      <style:text-properties fo:color="#000000" fo:font-size="22pt" fo:language="ru" fo:country="RU" fo:font-style="italic" style:letter-kerning="false" style:font-name-asian="DejaVu Sans" style:font-size-asian="22pt" style:font-style-asian="italic" style:font-name-complex="DejaVu Sans" style:font-size-complex="22pt" style:font-style-complex="italic"/>
    </style:style>
    <style:style style:name="T30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5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size="22pt" fo:language="ru" fo:country="RU" style:font-size-asian="22pt" style:font-size-complex="22pt"/>
    </style:style>
    <style:style style:name="T37" style:family="text">
      <style:text-properties fo:color="#000000" fo:font-size="22pt" fo:language="ru" fo:country="RU" fo:font-style="italic" style:font-size-asian="22pt" style:font-style-asian="italic" style:font-size-complex="22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ans5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language="ru" fo:country="RU"/>
    </style:style>
    <style:style style:name="T40" style:family="text">
      <style:text-properties fo:color="#000000" fo:font-size="26pt" fo:language="ru" fo:country="RU" style:font-size-asian="26pt" style:font-size-complex="26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erif1" fo:font-size="26pt" fo:language="ru" fo:country="RU" fo:font-style="italic" fo:text-shadow="none" style:text-underline-style="none" fo:font-weight="normal" style:letter-kerning="true" style:font-name-asian="Droid Sans Fallback" style:font-size-asian="26pt" style:font-style-asian="italic" style:font-weight-asian="normal" style:font-name-complex="Free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Mono3" fo:font-size="20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птимизация запросов</text:span><text:span text:style-name="T2"><text:line-break/></text:span><text:span text:style-name="T2">Материализ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Материализация в запросах</text:span></text:p>
              </text:list-item>
              <text:list-item>
                <text:p text:style-name="P10"><text:span text:style-name="T10">Временные таблицы</text:span></text:p>
              </text:list-item>
              <text:list-item>
                <text:p text:style-name="P10"><text:span text:style-name="T10">Управление порядком соединений</text:span></text:p>
              </text:list-item>
              <text:list-item>
                <text:p text:style-name="P9"><text:span text:style-name="T10">Материализованные представления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0">Материализация —</text:span><text:span text:style-name="T10"><text:line-break/></text:span><text:span text:style-name="T10">сохранение промежуточного</text:span><text:span text:style-name="T10"><text:line-break/></text:span><text:span text:style-name="T10">набора строк</text:span><text:span text:style-name="T10"><text:line-break/></text:span><text:span text:style-name="T10">для последующего</text:span><text:span text:style-name="T10"><text:line-break/></text:span><text:span text:style-name="T10">многократного</text:span><text:span text:style-name="T10"><text:line-break/></text:span><text:span text:style-name="T10">использования</text:span></text:p>
              </text:list-header>
            </text:list>
          </draw:text-box>
        </draw:frame>
        <draw:custom-shape draw:style-name="gr3" draw:text-style-name="P14" xml:id="id2" draw:id="id2" draw:layer="layout" svg:width="4.37cm" svg:height="2.6cm" svg:x="18.161cm" svg:y="8.701cm">
          <text:p text:style-name="P13"><text:span text:style-name="T11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Узел Materialize</text:span></text:p>
          </draw:text-box>
        </draw:frame>
        <draw:connector draw:style-name="gr4" draw:text-style-name="P15" draw:layer="layout" draw:type="curve" svg:x1="20.34cm" svg:y1="14.9cm" svg:x2="18.165cm" svg:y2="16.527cm" draw:start-shape="id1" draw:start-glue-point="2" svg:d="M20340 14900c0 1609-2175 796-2175 1627" svg:viewBox="0 0 2176 1628">
          <text:p/>
        </draw:connector>
        <draw:connector draw:style-name="gr4" draw:text-style-name="P15" draw:layer="layout" draw:type="curve" svg:x1="20.34cm" svg:y1="14.9cm" svg:x2="22.339cm" svg:y2="16.527cm" draw:start-shape="id1" draw:start-glue-point="2" svg:d="M20340 14900c0 1609 1999 796 1999 1627" svg:viewBox="0 0 2000 1628">
          <text:p/>
        </draw:connector>
        <draw:connector draw:style-name="gr4" draw:text-style-name="P15" draw:layer="layout" draw:type="line" svg:x1="20.346cm" svg:y1="11.301cm" svg:x2="20.34cm" svg:y2="12.9cm" draw:start-shape="id2" draw:start-glue-point="2" draw:end-shape="id1" draw:end-glue-point="0" svg:d="M20346 11301l-6 1599" svg:viewBox="0 0 7 1600">
          <text:p/>
        </draw:connector>
        <draw:custom-shape draw:style-name="gr5" draw:text-style-name="P14" xml:id="id1" draw:id="id1" draw:layer="layout" svg:width="3.17cm" svg:height="2cm" svg:x="18.755cm" svg:y="12.9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17cm" svg:height="2cm" svg:x="16.583cm" svg:y="16.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17cm" svg:height="2cm" svg:x="20.757cm" svg:y="16.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draw:type="curve" svg:x1="17.935cm" svg:y1="7.1cm" svg:x2="15.464cm" svg:y2="8.695cm" draw:start-shape="id3" draw:start-glue-point="2" draw:end-shape="id4" draw:end-glue-point="0" svg:d="M17935 7100c0 1197-2471 400-2471 1595" svg:viewBox="0 0 2472 1596">
          <text:p/>
        </draw:connector>
        <draw:connector draw:style-name="gr6" draw:text-style-name="P15" draw:layer="layout" draw:type="curve" svg:x1="17.935cm" svg:y1="7.1cm" svg:x2="20.346cm" svg:y2="8.701cm" draw:start-shape="id3" draw:start-glue-point="2" draw:end-shape="id2" draw:end-glue-point="0" svg:d="M17935 7100c0 1189 2411 389 2411 1601" svg:viewBox="0 0 2412 1602">
          <text:p/>
        </draw:connector>
        <draw:custom-shape draw:style-name="gr7" draw:text-style-name="P16" xml:id="id3" draw:id="id3" draw:layer="layout" svg:width="3.57cm" svg:height="2cm" svg:x="16.15cm" svg:y="5.1cm">
          <text:p text:style-name="P13"><text:span text:style-name="T11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4" draw:id="id4" draw:layer="layout" svg:width="3.17cm" svg:height="2cm" svg:x="13.879cm" svg:y="8.69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0.877cm" svg:height="0.748cm" draw:transform="skewX (-0.00942477796076938) rotate (0.00418879020478639) translate (21.129cm 10.052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19.974cm 10.27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0" draw:layer="layout" svg:width="3.038cm" svg:height="1.092cm" svg:x="15.59cm" svg:y="11.178cm">
          <text:p text:style-name="P19"><text:span text:style-name="T12">work_mem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2118.8548864758 -10355.35224153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0" draw:layer="layout" svg:width="3.882cm" svg:height="1.142cm" svg:x="22.803cm" svg:y="9.123cm">
          <text:p text:style-name="P19"><text:span text:style-name="T12">temp_file_limit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93.63893896472 24094.48818897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18.76cm 10.124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18.76cm" svg:y1="10.324cm" svg:x2="19.91cm" svg:y2="10.323cm">
            <text:p/>
          </draw:line>
          <draw:line draw:style-name="gr14" draw:text-style-name="P22" draw:layer="layout" svg:x1="18.76cm" svg:y1="10.525cm" svg:x2="19.91cm" svg:y2="10.524cm">
            <text:p/>
          </draw:line>
          <draw:line draw:style-name="gr14" draw:text-style-name="P22" draw:layer="layout" svg:x1="19cm" svg:y1="10.124cm" svg:x2="19cm" svg:y2="10.723cm">
            <text:p/>
          </draw:line>
          <draw:line draw:style-name="gr14" draw:text-style-name="P22" draw:layer="layout" svg:x1="19.75cm" svg:y1="10.125cm" svg:x2="19.75cm" svg:y2="10.724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13">Материализацией</text:span><text:span text:style-name="T14"> называется сохранение промежуточного набора строк с целью повторного использования, как правило, многократного. Сохранять набор можно на разных уровнях: для конкретного запроса, на уровне сеанса или на уровне базы данных.</text:span></text:p>
              <text:p text:style-name="P23"><text:span text:style-name="T14">Обычно узлы запроса передают друг другу данные по принципу конвейера: когда алгоритму, выполняющемуся в узле плана, требуется очередная строка набора, узел обращается к одному из дочерних узлов за следующей порцией. Однако в некоторых случаях исполнителю запроса имеет смысл (а иногда и необходимо) сразу получить все строки, сохранить их и иметь возможность обращаться </text:span><text:span text:style-name="T5">к сохраненному результату повторно. Такое сохранение выполняет </text:span><text:span text:style-name="T15">узел Materialize</text:span><text:span text:style-name="T5">.</text:span></text:p>
              <text:p text:style-name="P23"><text:span text:style-name="T5">Строки сохраняются в оперативной памяти, пока их объем укладывается в ограничение </text:span><text:span text:style-name="T16">work_mem</text:span><text:span text:style-name="T5">. При превышении этого ограничения все строки сбрасываются во временный файл и при необходимости читаются оттуда. Объем всех временных файлов одного сеанса ограничен значением параметра </text:span><text:span text:style-name="T16">temp_file_limit</text:span><text:span text:style-name="T5">.</text:span></text:p>
              <text:p text:style-name="P23"><text:span text:style-name="T5">Например, на слайде верхний узел Nested Loop выполняет соединение вложенным циклом, но к внутреннему набору данных нет эффективного доступа: он вычисляется с помощью другого соединения. Чтобы не повторять многократно вложенное соединение, его результат можно материализовать.</text:span></text:p>
              <text:p text:style-name="P23"><text:span text:style-name="T5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0">Материализация —</text:span><text:span text:style-name="T10"><text:line-break/></text:span><text:span text:style-name="T10">сохранение промежуточного</text:span><text:span text:style-name="T10"><text:line-break/></text:span><text:span text:style-name="T10">набора строк</text:span><text:span text:style-name="T10"><text:line-break/></text:span><text:span text:style-name="T10">для последующего</text:span><text:span text:style-name="T10"><text:line-break/></text:span><text:span text:style-name="T10">многократного</text:span><text:span text:style-name="T10"><text:line-break/></text:span><text:span text:style-name="T10">использования</text:span></text:p>
              </text:list-header>
            </text:list>
          </draw:text-box>
        </draw:fram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Узел Materialize</text:span></text:p>
          </draw:text-box>
        </draw:frame>
        <draw:connector draw:style-name="gr6" draw:text-style-name="P15" draw:layer="layout" draw:type="curve" svg:x1="20.341cm" svg:y1="14.9cm" svg:x2="18.166cm" svg:y2="16.527cm" draw:start-shape="id5" draw:start-glue-point="2" svg:d="M20341 14900c0 1597-2175 784-2175 1627" svg:viewBox="0 0 2176 1628">
          <text:p/>
        </draw:connector>
        <draw:connector draw:style-name="gr6" draw:text-style-name="P15" draw:layer="layout" draw:type="curve" svg:x1="20.341cm" svg:y1="14.9cm" svg:x2="22.34cm" svg:y2="16.527cm" draw:start-shape="id5" draw:start-glue-point="2" svg:d="M20341 14900c0 1597 1999 784 1999 1627" svg:viewBox="0 0 2000 1628">
          <text:p/>
        </draw:connector>
        <draw:connector draw:style-name="gr6" draw:text-style-name="P15" draw:layer="layout" draw:type="line" svg:x1="20.346cm" svg:y1="11.3cm" svg:x2="20.341cm" svg:y2="12.9cm" draw:start-shape="id6" draw:start-glue-point="2" draw:end-shape="id5" draw:end-glue-point="0" svg:d="M20346 11300l-5 1600" svg:viewBox="0 0 6 1601">
          <text:p/>
        </draw:connector>
        <draw:custom-shape draw:style-name="gr3" draw:text-style-name="P14" xml:id="id6" draw:id="id6" draw:layer="layout" svg:width="4.37cm" svg:height="2.6cm" svg:x="18.161cm" svg:y="8.7cm">
          <text:p text:style-name="P13"><text:span text:style-name="T11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5" draw:id="id5" draw:layer="layout" svg:width="3.17cm" svg:height="2cm" svg:x="18.756cm" svg:y="12.9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3.17cm" svg:height="2cm" svg:x="16.584cm" svg:y="16.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3.17cm" svg:height="2cm" svg:x="20.758cm" svg:y="16.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5" draw:layer="layout" draw:type="curve" svg:x1="17.936cm" svg:y1="7.1cm" svg:x2="15.465cm" svg:y2="8.695cm" draw:start-shape="id7" draw:start-glue-point="2" draw:end-shape="id8" draw:end-glue-point="0" svg:d="M17936 7100c0 1197-2471 400-2471 1595" svg:viewBox="0 0 2472 1596">
          <text:p/>
        </draw:connector>
        <draw:connector draw:style-name="gr4" draw:text-style-name="P15" draw:layer="layout" draw:type="curve" svg:x1="17.936cm" svg:y1="7.1cm" svg:x2="20.346cm" svg:y2="8.7cm" draw:start-shape="id7" draw:start-glue-point="2" draw:end-shape="id6" draw:end-glue-point="0" svg:d="M17936 7100c0 1201 2410 402 2410 1600" svg:viewBox="0 0 2411 1601">
          <text:p/>
        </draw:connector>
        <draw:custom-shape draw:style-name="gr15" draw:text-style-name="P14" xml:id="id7" draw:id="id7" draw:layer="layout" svg:width="3.57cm" svg:height="2cm" svg:x="16.151cm" svg:y="5.1cm">
          <text:p text:style-name="P13"><text:span text:style-name="T11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xml:id="id8" draw:id="id8" draw:layer="layout" svg:width="3.17cm" svg:height="2cm" svg:x="13.88cm" svg:y="8.695cm"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0.877cm" svg:height="0.748cm" draw:transform="skewX (-0.00942477796076938) rotate (0.00418879020478639) translate (21.129cm 10.052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19.974cm 10.27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18.76cm 10.124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18.76cm" svg:y1="10.324cm" svg:x2="19.91cm" svg:y2="10.323cm">
            <text:p/>
          </draw:line>
          <draw:line draw:style-name="gr14" draw:text-style-name="P22" draw:layer="layout" svg:x1="18.76cm" svg:y1="10.525cm" svg:x2="19.91cm" svg:y2="10.524cm">
            <text:p/>
          </draw:line>
          <draw:line draw:style-name="gr14" draw:text-style-name="P22" draw:layer="layout" svg:x1="19cm" svg:y1="10.124cm" svg:x2="19cm" svg:y2="10.723cm">
            <text:p/>
          </draw:line>
          <draw:line draw:style-name="gr14" draw:text-style-name="P22" draw:layer="layout" svg:x1="19.75cm" svg:y1="10.125cm" svg:x2="19.75cm" svg:y2="10.724cm">
            <text:p/>
          </draw:line>
        </draw:g>
        <draw:custom-shape draw:style-name="gr11" draw:text-style-name="P20" draw:layer="layout" svg:width="3.038cm" svg:height="1.092cm" svg:x="15.592cm" svg:y="11.179cm">
          <text:p text:style-name="P19"><text:span text:style-name="T12">work_mem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2118.8548864758 -10355.35224153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0" draw:layer="layout" svg:width="3.882cm" svg:height="1.142cm" svg:x="22.805cm" svg:y="9.124cm">
          <text:p text:style-name="P19"><text:span text:style-name="T12">temp_file_limit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93.63893896472 24094.48818897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17">После того как результат вложенного соединения материализован, узел Nested Loop будет обращаться к уже готовому набору строк.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custom-shape draw:style-name="gr17" draw:text-style-name="P16" draw:layer="layout" svg:width="8.837cm" svg:height="6.856cm" svg:x="3.469cm" svg:y="12.194cm">
          <text:p text:style-name="P13"><text:span text:style-name="T11">CTE</text:span></text:p>
          <draw:enhanced-geometry svg:viewBox="0 0 21600 21600" draw:path-stretchpoint-x="10800" draw:path-stretchpoint-y="10800" draw:text-areas="?f3 ?f4 ?f5 ?f6" draw:type="round-rectangle" draw:modifiers="2268.0472509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10" draw:id="id10" draw:layer="layout" svg:width="4.37cm" svg:height="2.6cm" svg:x="5.802cm" svg:y="8.701cm">
          <text:p text:style-name="P13"><text:span text:style-name="T11">CTE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Материализация CTE</text:span></text:p>
          </draw:text-box>
        </draw:frame>
        <draw:connector draw:style-name="gr19" draw:text-style-name="P15" draw:layer="layout" draw:type="curve" svg:x1="7.981cm" svg:y1="14.9cm" svg:x2="5.806cm" svg:y2="16.527cm" draw:start-shape="id9" draw:start-glue-point="2" svg:d="M7981 14900c0 1603-2175 790-2175 1627" svg:viewBox="0 0 2176 1628">
          <text:p/>
        </draw:connector>
        <draw:connector draw:style-name="gr19" draw:text-style-name="P15" draw:layer="layout" draw:type="curve" svg:x1="7.981cm" svg:y1="14.9cm" svg:x2="9.98cm" svg:y2="16.527cm" draw:start-shape="id9" draw:start-glue-point="2" svg:d="M7981 14900c0 1603 1999 790 1999 1627" svg:viewBox="0 0 2000 1628">
          <text:p/>
        </draw:connector>
        <draw:connector draw:style-name="gr19" draw:text-style-name="P15" draw:layer="layout" draw:type="line" svg:x1="7.987cm" svg:y1="11.301cm" svg:x2="7.981cm" svg:y2="12.9cm" draw:start-shape="id10" draw:start-glue-point="2" draw:end-shape="id9" draw:end-glue-point="0" svg:d="M7987 11301l-6 1599" svg:viewBox="0 0 7 1600">
          <text:p/>
        </draw:connector>
        <draw:custom-shape draw:style-name="gr20" draw:text-style-name="P14" xml:id="id9" draw:id="id9" draw:layer="layout" svg:width="3.17cm" svg:height="2cm" svg:x="6.396cm" svg:y="12.9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17cm" svg:height="2cm" svg:x="4.224cm" svg:y="16.5cm">
          <text:p text:style-name="P13"><text:span text:style-name="T11">Sca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17cm" svg:height="2cm" svg:x="8.398cm" svg:y="16.5cm">
          <text:p text:style-name="P13"><text:span text:style-name="T11">Sca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draw:type="curve" svg:x1="5.576cm" svg:y1="7.1cm" svg:x2="3.105cm" svg:y2="8.695cm" draw:start-shape="id11" draw:start-glue-point="2" draw:end-shape="id12" draw:end-glue-point="0" svg:d="M5576 7100c0 1197-2471 400-2471 1595" svg:viewBox="0 0 2472 1596">
          <text:p/>
        </draw:connector>
        <draw:connector draw:style-name="gr6" draw:text-style-name="P15" draw:layer="layout" draw:type="curve" svg:x1="5.576cm" svg:y1="7.1cm" svg:x2="7.987cm" svg:y2="8.701cm" draw:start-shape="id11" draw:start-glue-point="2" draw:end-shape="id10" draw:end-glue-point="0" svg:d="M5576 7100c0 1195 2411 395 2411 1601" svg:viewBox="0 0 2412 1602">
          <text:p/>
        </draw:connector>
        <draw:custom-shape draw:style-name="gr8" draw:text-style-name="P16" xml:id="id11" draw:id="id11" draw:layer="layout" svg:width="3.17cm" svg:height="2cm" svg:x="3.991cm" svg:y="5.1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12" draw:id="id12" draw:layer="layout" svg:width="3.17cm" svg:height="2cm" svg:x="1.52cm" svg:y="8.695cm">
          <text:p text:style-name="P13"><text:span text:style-name="T11">Sca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0.877cm" svg:height="0.748cm" draw:transform="skewX (-0.00942477796076938) rotate (0.00418879020478639) translate (8.77cm 10.052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7.615cm 10.27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6.401cm 10.124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6.401cm" svg:y1="10.324cm" svg:x2="7.551cm" svg:y2="10.323cm">
            <text:p/>
          </draw:line>
          <draw:line draw:style-name="gr14" draw:text-style-name="P22" draw:layer="layout" svg:x1="6.401cm" svg:y1="10.525cm" svg:x2="7.551cm" svg:y2="10.524cm">
            <text:p/>
          </draw:line>
          <draw:line draw:style-name="gr14" draw:text-style-name="P22" draw:layer="layout" svg:x1="6.641cm" svg:y1="10.124cm" svg:x2="6.641cm" svg:y2="10.723cm">
            <text:p/>
          </draw:line>
          <draw:line draw:style-name="gr14" draw:text-style-name="P22" draw:layer="layout" svg:x1="7.391cm" svg:y1="10.125cm" svg:x2="7.391cm" svg:y2="10.724cm">
            <text:p/>
          </draw:line>
        </draw:g>
        <draw:connector draw:style-name="gr19" draw:text-style-name="P15" draw:layer="layout" draw:type="curve" svg:x1="22.14cm" svg:y1="10.701cm" svg:x2="19.965cm" svg:y2="12.328cm" draw:start-shape="id13" draw:start-glue-point="2" svg:d="M22140 10701c0 1603-2175 790-2175 1627" svg:viewBox="0 0 2176 1628">
          <text:p/>
        </draw:connector>
        <draw:connector draw:style-name="gr19" draw:text-style-name="P15" draw:layer="layout" draw:type="curve" svg:x1="22.14cm" svg:y1="10.701cm" svg:x2="24.139cm" svg:y2="12.328cm" draw:start-shape="id13" draw:start-glue-point="2" svg:d="M22140 10701c0 1603 1999 790 1999 1627" svg:viewBox="0 0 2000 1628">
          <text:p/>
        </draw:connector>
        <draw:custom-shape draw:style-name="gr21" draw:text-style-name="P16" xml:id="id13" draw:id="id13" draw:layer="layout" svg:width="3.17cm" svg:height="2cm" svg:x="20.555cm" svg:y="8.701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.17cm" svg:height="2cm" svg:x="18.383cm" svg:y="12.301cm">
          <text:p text:style-name="P13"><text:span text:style-name="T11">Sca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17cm" svg:height="2cm" svg:x="22.557cm" svg:y="12.301cm">
          <text:p text:style-name="P13"><text:span text:style-name="T11">Sca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draw:type="curve" svg:x1="19.735cm" svg:y1="7.101cm" svg:x2="17.264cm" svg:y2="8.696cm" draw:start-shape="id14" draw:start-glue-point="2" draw:end-shape="id15" draw:end-glue-point="0" svg:d="M19735 7101c0 1197-2471 400-2471 1595" svg:viewBox="0 0 2472 1596">
          <text:p/>
        </draw:connector>
        <draw:connector draw:style-name="gr6" draw:text-style-name="P15" draw:layer="layout" draw:type="curve" svg:x1="19.735cm" svg:y1="7.101cm" svg:x2="22.14cm" svg:y2="8.701cm" draw:start-shape="id14" draw:start-glue-point="2" draw:end-shape="id13" draw:end-glue-point="0" svg:d="M19735 7101c0 1195 2405 396 2405 1600" svg:viewBox="0 0 2406 1601">
          <text:p/>
        </draw:connector>
        <draw:custom-shape draw:style-name="gr8" draw:text-style-name="P16" xml:id="id14" draw:id="id14" draw:layer="layout" svg:width="3.17cm" svg:height="2cm" svg:x="18.15cm" svg:y="5.101cm">
          <text:p text:style-name="P13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15" draw:id="id15" draw:layer="layout" svg:width="3.17cm" svg:height="2cm" svg:x="15.679cm" svg:y="8.696cm">
          <text:p text:style-name="P13"><text:span text:style-name="T11">Sca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7.62cm" svg:height="2.412cm" svg:x="13.07cm" svg:y="16.603cm">
          <text:p text:style-name="P26"><text:span text:style-name="T19">материализация</text:span></text:p>
          <text:p text:style-name="P26"><text:span text:style-name="T19">на усмотрение планировщика</text:span></text:p>
          <text:p text:style-name="P26"><text:span text:style-name="T19">или разработчик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847.94646371867 -2506.423539162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5.08cm" svg:height="1.905cm" svg:x="19.92cm" svg:y="3.91cm">
          <text:p text:style-name="P13"><text:span text:style-name="T11">вариант без</text:span></text:p>
          <text:p text:style-name="P13"><text:span text:style-name="T11">материализации</text:span></text:p>
          <text:p text:style-name="P13"><text:span text:style-name="T20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14">Общие табличные выражения (common table expression, CTE), они же подзапросы WITH, — прекрасный способ структурировать запрос</text:span><text:span text:style-name="T14"><text:line-break/></text:span><text:span text:style-name="T14">и сделать его более понятным. В отличие от обычных подзапросов, использование CTE не приводит к большой вложенности.</text:span></text:p>
              <text:p text:style-name="P23"><text:span text:style-name="T21">По возможности планировщик раскрывает (не материализует) подзапросы CTE. Это позволяет ему выбирать оптимальный порядок соединений. По умолчанию подзапрос материализуется в следующих ситуациях:</text:span></text:p>
              <text:list text:style-name="L1">
                <text:list-item>
                  <text:p text:style-name="P29"><text:span text:style-name="T21">Основной запрос обращается к подзапросу несколько раз —</text:span><text:span text:style-name="T21"><text:line-break/></text:span><text:span text:style-name="T21">чтобы не повторять вычисления.</text:span></text:p>
                  <text:p text:style-name="P29"><text:span text:style-name="T21">В этом случае материализацию можно отменить, указав предложение AS NOT MATERIALIZED.</text:span></text:p>
                </text:list-item>
                <text:list-item>
                  <text:p text:style-name="P29"><text:span text:style-name="T21">Подзапрос имеет побочные эффекты (изменяет данные) —</text:span><text:span text:style-name="T21"><text:line-break/></text:span><text:span text:style-name="T21">чтобы изменение произошло ровно один раз. (К побочным</text:span><text:span text:style-name="T21"><text:line-break/></text:span><text:span text:style-name="T21">эффектам относится также обращение к изменчивым функциям,</text:span><text:span text:style-name="T21"><text:line-break/></text:span><text:span text:style-name="T21">см. тему «Функции».)</text:span></text:p>
                  <text:p text:style-name="P29"><text:span text:style-name="T21">В этом случае материализацию отменить невозможно.</text:span></text:p>
                </text:list-item>
              </text:list>
              <text:p text:style-name="P23"><text:span text:style-name="T21">Материализацию всегда можно принудительно включить, указав предложение AS MATERIALIZED.</text:span></text:p>
              <text:p text:style-name="P23"><text:span text:style-name="T22"><text:a xlink:href="https://postgrespro.ru/docs/postgresql/16/queries-with#QUERIES-WITH-CTE-MATERIALIZATION" xlink:type="simple">https://postgrespro.ru/docs/postgresql/16/queries-with#QUERIES-WITH-CTE-MATERIALIZATION</text:a></text:span><text:span text:style-name="T17"><text:s/>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custom-shape draw:style-name="gr26" draw:text-style-name="P16" draw:layer="layout" svg:width="12.909cm" svg:height="9.09cm" svg:x="4.777cm" svg:y="8.49cm">
          <text:p text:style-name="P13"><text:span text:style-name="T11">CTE</text:span></text:p>
          <draw:enhanced-geometry svg:viewBox="0 0 21600 21600" draw:path-stretchpoint-x="10800" draw:path-stretchpoint-y="10800" draw:text-areas="?f3 ?f4 ?f5 ?f6" draw:type="round-rectangle" draw:modifiers="1585.09027373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Рекурсивные запросы</text:span></text:p>
          </draw:text-box>
        </draw:frame>
        <draw:connector draw:style-name="gr6" draw:text-style-name="P15" draw:layer="layout" draw:type="line" svg:x1="9.543cm" svg:y1="7.345cm" svg:x2="9.545cm" svg:y2="10cm" draw:start-shape="id16" draw:start-glue-point="2" svg:d="M9543 7345l2 2655" svg:viewBox="0 0 3 2656">
          <text:p/>
        </draw:connector>
        <draw:connector draw:style-name="gr6" draw:text-style-name="P15" draw:layer="layout" draw:type="curve" svg:x1="9.545cm" svg:y1="12.606cm" svg:x2="7.362cm" svg:y2="14.482cm" draw:start-shape="id17" draw:start-glue-point="2" svg:d="M9545 12606c0 1783-2183 846-2183 1876" svg:viewBox="0 0 2184 1877">
          <text:p/>
        </draw:connector>
        <draw:connector draw:style-name="gr6" draw:text-style-name="P15" draw:layer="layout" draw:type="curve" svg:x1="9.545cm" svg:y1="12.606cm" svg:x2="11.536cm" svg:y2="14.482cm" draw:start-shape="id17" draw:start-glue-point="2" svg:d="M9545 12606c0 1783 1991 846 1991 1876" svg:viewBox="0 0 1992 1877">
          <text:p/>
        </draw:connector>
        <draw:connector draw:style-name="gr27" draw:text-style-name="P15" draw:layer="layout" draw:type="curve" svg:x1="13.124cm" svg:y1="15.48cm" svg:x2="11.73cm" svg:y2="11.065cm" draw:start-shape="id18" draw:start-glue-point="1" draw:end-shape="id17" draw:end-glue-point="1" svg:d="M13124 15480c753 0 1450-4415-1394-4415" svg:viewBox="0 0 2060 4416">
          <text:p/>
        </draw:connector>
        <draw:custom-shape draw:style-name="gr28" draw:text-style-name="P27" draw:layer="layout" svg:width="3.434cm" svg:height="1.733cm" svg:x="15.906cm" svg:y="14.002cm">
          <text:p text:style-name="P26"><text:span text:style-name="T19">рабочая</text:span></text:p>
          <text:p text:style-name="P26"><text:span text:style-name="T19">таблиц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672.48908296943 -7399.307958477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4" xml:id="id16" draw:id="id16" draw:layer="layout" svg:width="3.17cm" svg:height="2cm" svg:x="7.958cm" svg:y="5.345cm">
          <text:p text:style-name="P13"><text:span text:style-name="T11">CTE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3.17cm" svg:height="2.02cm" svg:x="7.959cm" svg:y="10.005cm">
          <text:p text:style-name="P13"><text:span text:style-name="T11">Recursive</text:span></text:p>
          <text:p text:style-name="P13"><text:span text:style-name="T11">Un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3.17cm" svg:height="1.999cm" svg:x="5.78cm" svg:y="14.482cm">
          <text:p text:style-name="P13"><text:span text:style-name="T1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xml:id="id17" draw:id="id17" draw:layer="layout" svg:width="4.37cm" svg:height="3.081cm" svg:x="7.36cm" svg:y="9.525cm">
          <text:p text:style-name="P13"><text:span text:style-name="T11">Recursive</text:span></text:p>
          <text:p text:style-name="P13"><text:span text:style-name="T11">Un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xml:id="id18" draw:id="id18" draw:layer="layout" svg:width="3.17cm" svg:height="1.999cm" svg:x="9.954cm" svg:y="14.481cm">
          <text:p text:style-name="P13"><text:span text:style-name="T11">Worktable</text:span></text:p>
          <text:p text:style-name="P13"><text:span text:style-name="T11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0.877cm" svg:height="0.748cm" draw:transform="skewX (-0.00942477796076938) rotate (0.00418879020478639) translate (15.699cm 12.587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14.544cm 12.805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13.33cm 12.659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13.33cm" svg:y1="12.859cm" svg:x2="14.48cm" svg:y2="12.858cm">
            <text:p/>
          </draw:line>
          <draw:line draw:style-name="gr14" draw:text-style-name="P22" draw:layer="layout" svg:x1="13.33cm" svg:y1="13.06cm" svg:x2="14.48cm" svg:y2="13.059cm">
            <text:p/>
          </draw:line>
          <draw:line draw:style-name="gr14" draw:text-style-name="P22" draw:layer="layout" svg:x1="13.57cm" svg:y1="12.659cm" svg:x2="13.57cm" svg:y2="13.258cm">
            <text:p/>
          </draw:line>
          <draw:line draw:style-name="gr14" draw:text-style-name="P22" draw:layer="layout" svg:x1="14.32cm" svg:y1="12.66cm" svg:x2="14.32cm" svg:y2="13.259cm">
            <text:p/>
          </draw:line>
        </draw:g>
        <draw:custom-shape draw:style-name="gr9" draw:text-style-name="P17" draw:layer="layout" svg:width="0.877cm" svg:height="0.748cm" draw:transform="skewX (-0.00942477796076938) rotate (0.00418879020478639) translate (10.328cm 11.334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9.173cm 11.552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7.959cm 11.406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7.959cm" svg:y1="11.606cm" svg:x2="9.109cm" svg:y2="11.605cm">
            <text:p/>
          </draw:line>
          <draw:line draw:style-name="gr14" draw:text-style-name="P22" draw:layer="layout" svg:x1="7.959cm" svg:y1="11.807cm" svg:x2="9.109cm" svg:y2="11.806cm">
            <text:p/>
          </draw:line>
          <draw:line draw:style-name="gr14" draw:text-style-name="P22" draw:layer="layout" svg:x1="8.199cm" svg:y1="11.406cm" svg:x2="8.199cm" svg:y2="12.005cm">
            <text:p/>
          </draw:line>
          <draw:line draw:style-name="gr14" draw:text-style-name="P22" draw:layer="layout" svg:x1="8.949cm" svg:y1="11.407cm" svg:x2="8.949cm" svg:y2="12.006cm">
            <text:p/>
          </draw:line>
        </draw:g>
        <draw:custom-shape draw:style-name="gr33" draw:text-style-name="P27" draw:layer="layout" svg:width="4.856cm" svg:height="1.733cm" svg:x="1.805cm" svg:y="9.597cm">
          <text:p text:style-name="P26"><text:span text:style-name="T23"><text:s/></text:span></text:p>
          <text:p text:style-name="P26"><text:span text:style-name="T19">промежуточная</text:span></text:p>
          <text:p text:style-name="P26"><text:span text:style-name="T19">таблиц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6687.5849289685 24739.10034602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14">Рекурсивные запросы строятся на базе общих табличных выражений.</text:span></text:p>
              <text:p text:style-name="P23"><text:span text:style-name="T14">Узел Recursive Union использует рабочую и промежуточную таблицы: рабочая таблица хранит строки, получаемые на текущей итерации,</text:span><text:span text:style-name="T14"><text:line-break/></text:span><text:span text:style-name="T14">а промежуточная — накапливает результат. Содержимое рабочей таблицы считывается в рекурсивной части запроса узлом Worktable Scan.</text:span></text:p>
              <text:p text:style-name="P23"><text:span text:style-name="T14">Каждая из этих двух таблиц материализуется по тем же правилам: пока содержимое таблицы помещается в </text:span><text:span text:style-name="T13">work_mem</text:span><text:span text:style-name="T14">, она хранится в памяти, а затем все строки сбрасываются на диск.</text:span></text:p>
              <text:p text:style-name="P23"><text:span text:style-name="T14">После выполнения рекурсивного запроса накопленное содержимое промежуточной таблицы передается узлу CTE Scan, а рабочая таблица отбрасывается.</text:span></text:p>
              <text:p text:style-name="P23"><text:span text:style-name="T24"><text:a xlink:href="https://postgrespro.ru/docs/postgresql/16/queries-with#QUERIES-WITH-RECURSIVE" xlink:type="simple">https://postgrespro.ru/docs/postgresql/16/queries-with#QUERIES-WITH-RECURSIVE</text:a></text:span></text:p>
              <text:p text:style-name="P23"><text:span text:style-name="T14"/></text:p>
              <text:p text:style-name="P23"><text:span text:style-name="T5"/></text:p>
            </draw:text-box>
          </draw:frame>
        </presentation:notes>
      </draw:page>
      <draw:page draw:name="page9" draw:style-name="dp1" draw:master-page-name="master_5f_" presentation:presentation-page-layout-name="AL1T1"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конные функции</text:span></text:p>
          </draw:text-box>
        </draw:frame>
        <draw:connector draw:style-name="gr6" draw:text-style-name="P15" draw:layer="layout" draw:type="line" svg:x1="7.545cm" svg:y1="9.016cm" svg:x2="7.545cm" svg:y2="10.9cm" draw:start-shape="id19" draw:start-glue-point="2" draw:end-shape="id20" draw:end-glue-point="0" svg:d="M7545 9016v1884" svg:viewBox="0 0 1 1885">
          <text:p/>
        </draw:connector>
        <draw:connector draw:style-name="gr6" draw:text-style-name="P15" draw:layer="layout" draw:type="line" svg:x1="7.545cm" svg:y1="13.5cm" svg:x2="7.562cm" svg:y2="15.382cm" draw:start-shape="id20" draw:start-glue-point="2" svg:d="M7545 13500l17 1882" svg:viewBox="0 0 18 1883">
          <text:p/>
        </draw:connector>
        <draw:custom-shape draw:style-name="gr34" draw:text-style-name="P16" xml:id="id20" draw:id="id20" draw:layer="layout" svg:width="4.37cm" svg:height="2.6cm" svg:x="5.36cm" svg:y="10.9cm">
          <text:p text:style-name="P13"><text:span text:style-name="T11">S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3.17cm" svg:height="2cm" svg:x="5.975cm" svg:y="15.381cm">
          <text:p text:style-name="P13"><text:span text:style-name="T11">Seq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xml:id="id19" draw:id="id19" draw:layer="layout" svg:width="4.37cm" svg:height="2.6cm" svg:x="5.36cm" svg:y="6.416cm">
          <text:p text:style-name="P13"><text:span text:style-name="T11">WindowA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3.522cm" svg:height="2.231cm" svg:x="10.709cm" svg:y="5.922cm">
          <text:p text:style-name="P26"><text:span text:style-name="T19">строки</text:span></text:p>
          <text:p text:style-name="P26"><text:span text:style-name="T19">текущего</text:span></text:p>
          <text:p text:style-name="P26"><text:span text:style-name="T19">раздела</text:span></text:p>
          <text:p text:style-name="P26"><text:span text:style-name="T23"><text:s/>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792.05222821459 21348.38709677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7" draw:layer="layout" svg:width="0.877cm" svg:height="0.748cm" draw:transform="skewX (-0.00942477796076938) rotate (0.00418879020478639) translate (8.284cm 12.187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7.129cm 12.405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5.915cm 12.259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5.915cm" svg:y1="12.459cm" svg:x2="7.065cm" svg:y2="12.458cm">
            <text:p/>
          </draw:line>
          <draw:line draw:style-name="gr14" draw:text-style-name="P22" draw:layer="layout" svg:x1="5.915cm" svg:y1="12.66cm" svg:x2="7.065cm" svg:y2="12.659cm">
            <text:p/>
          </draw:line>
          <draw:line draw:style-name="gr14" draw:text-style-name="P22" draw:layer="layout" svg:x1="6.155cm" svg:y1="12.259cm" svg:x2="6.155cm" svg:y2="12.858cm">
            <text:p/>
          </draw:line>
          <draw:line draw:style-name="gr14" draw:text-style-name="P22" draw:layer="layout" svg:x1="6.905cm" svg:y1="12.26cm" svg:x2="6.905cm" svg:y2="12.859cm">
            <text:p/>
          </draw:line>
        </draw:g>
        <draw:custom-shape draw:style-name="gr9" draw:text-style-name="P17" draw:layer="layout" svg:width="0.877cm" svg:height="0.748cm" draw:transform="skewX (-0.00942477796076938) rotate (0.00418879020478639) translate (8.283cm 7.787cm)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8" draw:layer="layout" svg:width="1.096cm" svg:height="0.299cm" draw:transform="skewX (-0.00663225115757845) rotate (0.00418879020478639) translate (7.128cm 8.005cm)">
          <text:p/>
          <draw:enhanced-geometry svg:viewBox="0 0 21600 21600" draw:mirror-horizontal="false" draw:mirror-vertical="false" draw:text-areas="?f5 ?f1 ?f6 ?f3" draw:type="left-right-arrow" draw:modifiers="3267.42301458671 5812.624584717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" draw:text-style-name="P21" draw:layer="layout" svg:width="1.144cm" svg:height="0.599cm" draw:transform="skewX (-0.00994837673636768) rotate (0.00139626340159546) translate (5.914cm 7.859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5.914cm" svg:y1="8.059cm" svg:x2="7.064cm" svg:y2="8.058cm">
            <text:p/>
          </draw:line>
          <draw:line draw:style-name="gr14" draw:text-style-name="P22" draw:layer="layout" svg:x1="5.914cm" svg:y1="8.26cm" svg:x2="7.064cm" svg:y2="8.259cm">
            <text:p/>
          </draw:line>
          <draw:line draw:style-name="gr14" draw:text-style-name="P22" draw:layer="layout" svg:x1="6.154cm" svg:y1="7.859cm" svg:x2="6.154cm" svg:y2="8.458cm">
            <text:p/>
          </draw:line>
          <draw:line draw:style-name="gr14" draw:text-style-name="P22" draw:layer="layout" svg:x1="6.904cm" svg:y1="7.86cm" svg:x2="6.904cm" svg:y2="8.45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4" draw:layer="layout" svg:width="16.799cm" svg:height="13.921cm" svg:x="2.1cm" svg:y="14.107cm" presentation:class="notes" presentation:user-transformed="true">
            <draw:text-box>
              <text:p text:style-name="P23"><text:span text:style-name="T14">При вычислении оконных функций в узле WindowAgg (см. тему «Сортировка») тоже применяется материализация: строки текущего раздела (PARTITION BY) могут неоднократно попадать в рамку,</text:span><text:span text:style-name="T14"><text:line-break/></text:span><text:span text:style-name="T14">и поэтому материализуются.</text:span></text:p>
              <text:p text:style-name="P23"><text:span text:style-name="T14">В этом случае материализованными строками пользуется только сам узел WindowAgg: родительскому узлу передается результат вычислений, а не эти промежуточные данные.</text:span></text:p>
              <text:p text:style-name="P23"><text:span text:style-name="T25"><text:a xlink:href="https://postgrespro.ru/docs/postgresql/16/tutorial-window" xlink:type="simple">https://postgrespro.ru/docs/postgresql/16/tutorial-window</text:a></text:span></text:p>
            </draw:text-box>
          </draw:frame>
        </presentation:notes>
      </draw:page>
      <draw:page draw:name="page11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Временные таблиц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30"><text:span text:style-name="T26">Таблица, доступная в пределах одного сеанса</text:span></text:p>
                <text:list>
                  <text:list-item>
                    <text:p text:style-name="P31"><text:span text:style-name="T27">регистрируется в системном каталоге</text:span></text:p>
                  </text:list-item>
                  <text:list-item>
                    <text:p text:style-name="P31"><text:span text:style-name="T28">не журналируется</text:span></text:p>
                  </text:list-item>
                  <text:list-item>
                    <text:p text:style-name="P31"><text:span text:style-name="T28">создаются файлы на диске</text:span></text:p>
                  </text:list-item>
                  <text:list-item>
                    <text:p text:style-name="P32"><text:span text:style-name="T28">кеширование в локальной памяти сеанса (</text:span><text:span text:style-name="T29">temp_buffers</text:span><text:span text:style-name="T28">)</text:span></text:p>
                  </text:list-item>
                </text:list>
              </text:list-item>
              <text:list-item>
                <text:p text:style-name="P30"><text:span text:style-name="T26">Очистка и анализ</text:span></text:p>
                <text:list>
                  <text:list-item>
                    <text:p text:style-name="P33"><text:span text:style-name="T30">только вручну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34" draw:layer="layout" svg:width="16.799cm" svg:height="15.231cm" svg:x="2.1cm" svg:y="14.107cm" presentation:class="notes" presentation:user-transformed="true">
            <draw:text-box>
              <text:p text:style-name="P23"><text:span text:style-name="T21">Для получения промежуточных данных может использоваться сложный алгоритм, например, написанный на процедурном языке. В таком случае данные не получится посчитать в CTE, но их можно поместить во временную таблицу и использовать в нескольких запросах.</text:span></text:p>
              <text:p text:style-name="P23"><text:span text:style-name="T21">Временные таблицы удобнее для промежуточных данных, чем обычные, поскольку они существуют только в пределах сеанса или транзакции (в зависимости от указанного при создании режима) и автоматически удаляются вместе с данными и зависимыми объектами (представлениями и индексами). К тому же временные таблицы не журналируются и кешируются в локальной памяти процесса, обслуживающего сеанс — это делает работу с ними более быстрой.</text:span></text:p>
              <text:p text:style-name="P23"><text:span text:style-name="T21">Локальная память процесса недоступна процессам автоочистки, поэтому очистку и анализ следует проводить вручную. Память для кеша выделяется по необходимости и ограничена для сеанса параметром </text:span><text:span text:style-name="T31">temp_buffers</text:span><text:span text:style-name="T21"> (после первого обращения к временной таблице изменить <text:s/>ограничение уже нельзя).</text:span></text:p>
              <text:p text:style-name="P23"><text:span text:style-name="T32"><text:a xlink:href="https://postgrespro.ru/docs/postgresql/16/sql-createtable" xlink:type="simple">https://postgrespro.ru/docs/postgresql/16/sql-createtable</text:a></text:span></text:p>
              <text:p text:style-name="P23"><text:span text:style-name="T21">Однако для временных таблиц создаются записи в системном каталоге и файлы на диске. Поэтому п</text:span><text:span text:style-name="T33">ри массовой работе с временными таблицами — например, в системе 1С — будет разрастаться системный каталог и увеличится нагрузка на файловую систему. Поэтому для 1С используют специальные патчи, нивелирующие эти нежелательные эффекты.</text:span></text:p>
            </draw:text-box>
          </draw:frame>
        </presentation:notes>
      </draw:page>
      <draw:page draw:name="page12" draw:style-name="dp1" draw:master-page-name="master_5f_" presentation:presentation-page-layout-name="AL1T1"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Порядок соединений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34">Количество вариантов соединений растет экспоненциально с ростом количества таблиц в запросе</text:span></text:p>
              </text:list-item>
              <text:list-item>
                <text:p text:style-name="P9"><text:span text:style-name="T34">Соединение JOIN</text:span></text:p>
                <text:list>
                  <text:list-item>
                    <text:p text:style-name="P31"><text:span text:style-name="T35">полный перебор при</text:span><text:span text:style-name="T36"> числе соединений не более </text:span><text:span text:style-name="T37">join_collapse_limit</text:span><text:span text:style-name="T30"> = 8</text:span></text:p>
                  </text:list-item>
                  <text:list-item>
                    <text:p text:style-name="P35"><text:span text:style-name="T35">дальше — группами по </text:span><text:span text:style-name="T37">join_collapse_limit</text:span><text:span text:style-name="T30"> таблиц</text:span></text:p>
                  </text:list-item>
                </text:list>
              </text:list-item>
              <text:list-item>
                <text:p text:style-name="P10"><text:span text:style-name="T34">Соединение через запятую</text:span></text:p>
                <text:list>
                  <text:list-item>
                    <text:p text:style-name="P31"><text:span text:style-name="T35">полный перебор при</text:span><text:span text:style-name="T36"> числе соединений не более </text:span><text:span text:style-name="T37">geqo_threshold</text:span><text:span text:style-name="T30"> = 12</text:span></text:p>
                  </text:list-item>
                  <text:list-item>
                    <text:p text:style-name="P32"><text:span text:style-name="T35">дальше — генетический алгоритм</text:span></text:p>
                  </text:list-item>
                </text:list>
              </text:list-item>
              <text:list-item>
                <text:p text:style-name="P9"><text:span text:style-name="T10">Материализация — подсказка планировщику</text:span></text:p>
              </text:list-item>
              <text:list-item>
                <text:p text:style-name="P36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24" draw:layer="layout" svg:width="16.799cm" svg:height="15.276cm" svg:x="2.1cm" svg:y="14.107cm" presentation:class="notes" presentation:user-transformed="true">
            <draw:text-box>
              <text:p text:style-name="P23"><text:span text:style-name="T14">С ростом количества таблиц в запросе число вариантов соединений</text:span><text:span text:style-name="T14"><text:line-break/></text:span><text:span text:style-name="T14">и, как следствие, затраты на выбор плана растут экспоненциально.</text:span></text:p>
              <text:p text:style-name="P23"><text:span text:style-name="T14">Если число соединений (записанных в виде JOIN) превышает значение <text:s/></text:span><text:span text:style-name="T13">join_collapse_limit</text:span><text:span text:style-name="T14"> (по умолчанию 8), планировщик рассматривает возможные соединения в группах по </text:span><text:span text:style-name="T13">join_collapse_limit</text:span><text:span text:style-name="T14"> таблиц, а затем соединяет эти группы между собой.</text:span></text:p>
              <text:p text:style-name="P23"><text:span text:style-name="T14">(</text:span><text:span text:style-name="T21">Для подзапросов в предложении FROM есть похожий параметр — </text:span><text:span text:style-name="T31">from_collapse_limit</text:span><text:span text:style-name="T21">.</text:span><text:span text:style-name="T14">)</text:span></text:p>
              <text:p text:style-name="P23"><text:span text:style-name="T14">Если таблицы соединены запятой (без ключевого слова JOIN), планировщик рассматривает все варианты соединений, но переключается на генетический алгоритм оптимизации, когда количество соединений превышает </text:span><text:span text:style-name="T13">geqo_threshold</text:span><text:span text:style-name="T14"> (12 по умолчанию).</text:span></text:p>
              <text:p text:style-name="P23"><text:span text:style-name="T14">Все это может приводить к неоптимальным планам. </text:span><text:span text:style-name="T21">Подробности можно прочитать в статье Павла Толмачева:</text:span><text:span text:style-name="T21"><text:line-break/></text:span><text:span text:style-name="T25"><text:a xlink:href="https://habr.com/ru/company/postgrespro/blog/662021/" xlink:type="simple">https://habr.com/ru/company/postgrespro/blog/662021/</text:a></text:span></text:p>
              <text:p text:style-name="P23"><text:span text:style-name="T21">Вручную управляя материализацией — либо с помощью CTE, либо разбивая запрос на части и задействуя временные таблицы, — </text:span><text:span text:style-name="T14">разработчик может разделить таблицы на группы, каждую из которых оптимизатор будет планировать отдельно. Обычно CTE — более простой и эффективный способ, но второй вариант позволяет проанализировать временную таблицу и сообщить таким образом планировщику больше информации о данных.</text:span></text:p>
              <text:p text:style-name="P23"><text:span text:style-name="T24"><text:a xlink:href="https://postgrespro.ru/docs/postgresql/16/explicit-joins" xlink:type="simple">https://postgrespro.ru/docs/postgresql/16/explicit-joins</text:a></text:span></text:p>
            </draw:text-box>
          </draw:frame>
        </presentation:notes>
      </draw:page>
      <draw:page draw:name="page14" draw:style-name="dp1" draw:master-page-name="master_5f_" presentation:presentation-page-layout-name="AL1T1"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Мат. представления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Материализация результата запроса</text:span></text:p>
                <text:list>
                  <text:list-item>
                    <text:p text:style-name="P31"><text:span text:style-name="T36">только для чтения</text:span></text:p>
                  </text:list-item>
                  <text:list-item>
                    <text:p text:style-name="P32"><text:span text:style-name="T36">возможно создание индексов</text:span></text:p>
                  </text:list-item>
                </text:list>
              </text:list-item>
              <text:list-item>
                <text:p text:style-name="P10"><text:span text:style-name="T10">Обновление данных</text:span></text:p>
                <text:list>
                  <text:list-item>
                    <text:p text:style-name="P31"><text:span text:style-name="T36">ручная синхронизация</text:span></text:p>
                  </text:list-item>
                  <text:list-item>
                    <text:p text:style-name="P32"><text:span text:style-name="T36">инкрементальное обновление — расширение pg_ivm</text:span></text:p>
                  </text:list-item>
                </text:list>
              </text:list-item>
              <text:list-item>
                <text:p text:style-name="P9"><text:span text:style-name="T10">Очистка и анализ</text:span></text:p>
                <text:list>
                  <text:list-item>
                    <text:p text:style-name="P31"><text:span text:style-name="T35">вручную и автоматически</text:span></text:p>
                  </text:list-item>
                  <text:list-item>
                    <text:p text:style-name="P31"><text:span text:style-name="T36"/></text:p>
                  </text:list-item>
                </text:list>
              </text:list-item>
              <text:list-item>
                <text:p text:style-name="P37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38" draw:layer="layout" svg:width="16.799cm" svg:height="14.166cm" svg:x="2.1cm" svg:y="14.107cm" presentation:class="notes" presentation:user-transformed="true">
            <draw:text-box>
              <text:p text:style-name="P23"><text:span text:style-name="T21">Материализованное представление — это именованный результат запроса, сохраненный на уровне базы данных. К материализованному представлению можно обращаться как к обычной таблице, доступной только для чтения.</text:span></text:p>
              <text:p text:style-name="P23"><text:span text:style-name="T21">По материализованному представлению можно построить индексы</text:span><text:span text:style-name="T21"><text:line-break/></text:span><text:span text:style-name="T21">(но нельзя добавить ограничение целостности — ограничения должны проверяться в базовых таблицах). Для материализованного представления собирается такая же статистика, как и для обычных таблиц.</text:span></text:p>
              <text:p text:style-name="P23"><text:span text:style-name="T21">В отличие от обычных представлений, строки материализованного представления не изменяются при изменении базовых таблиц. Синхронизация выполняется вручную.</text:span></text:p>
              <text:p text:style-name="P23"><text:span text:style-name="T32"><text:a xlink:href="https://postgrespro.ru/docs/postgresql/16/sql-creatematerializedview" xlink:type="simple">https://postgrespro.ru/docs/postgresql/16/sql-creatematerializedview</text:a></text:span></text:p>
              <text:p text:style-name="P23"><text:span text:style-name="T33">Полная синхронизация материализованного представления может быть слишком затратной. Штатное инкрементальное обновление (отдельных строк по мере изменения базовых таблиц) не доступно, но такую возможность дает расширение pg_ivm (автор — Юго Нагата, </text:span><text:span text:style-name="T38"><text:a xlink:href="https://github.com/sraoss/pg_ivm" xlink:type="simple">https://github.com/sraoss/pg_ivm</text:a></text:span><text:span text:style-name="T33">).</text:span></text:p>
            </draw:text-box>
          </draw:frame>
        </presentation:notes>
      </draw:page>
      <draw:page draw:name="page16" draw:style-name="dp1" draw:master-page-name="master_5f_" presentation:presentation-page-layout-name="AL1T1"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6" draw:text-style-name="P25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9">Оптимизатор может материализовать строки, полученные узлами плана, для повторного использования</text:span></text:p>
              </text:list-item>
              <text:list-item>
                <text:p text:style-name="P9"><text:span text:style-name="T34">Можно управлять материализацией с помощью CTE, </text:span><text:span text:style-name="T39">временных таблиц и материализованных представлений</text:span></text:p>
              </text:list-item>
              <text:list-item>
                <text:p text:style-name="P9"><text:span text:style-name="T39">Материализация позволяет управлять порядком соедин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_5f_" presentation:presentation-page-layout-name="AL1T1"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3" draw:text-style-name="P42" draw:layer="layout" svg:width="25.6cm" svg:height="15.79cm" svg:x="1.2cm" svg:y="4.8cm" presentation:class="outline" presentation:user-transformed="true">
          <draw:text-box>
            <text:list text:style-name="L4">
              <text:list-item>
                <text:p text:style-name="P41"><text:span text:style-name="T40">В начале демонстрации приводились примеры двух запросов с узлом Materialize. Выдайте планировщику указание не использовать этот узел и проверьте, в каком случае он сможет обойтись без материализации, а в каком — нет.</text:span></text:p>
              </text:list-item>
              <text:list-item>
                <text:p text:style-name="P41"><text:span text:style-name="T41">Проверьте план выполнения запроса при значениях параметра </text:span><text:span text:style-name="T42">from_collapse_limit</text:span><text:span text:style-name="T41"> 8 (по умолчанию) и 1:</text:span></text:p>
                <text:p text:style-name="P41"><text:span text:style-name="T43">SELECT *</text:span><text:span text:style-name="T43"><text:line-break/></text:span><text:span text:style-name="T43">FROM</text:span><text:span text:style-name="T43"><text:line-break/></text:span><text:span text:style-name="T43"> <text:s/>(</text:span><text:span text:style-name="T43"><text:line-break/></text:span><text:span text:style-name="T43"> <text:s text:c="3"/>SELECT *</text:span><text:span text:style-name="T43"><text:line-break/></text:span><text:span text:style-name="T43"> <text:s text:c="3"/>FROM ticket_flights tf, tickets t</text:span><text:span text:style-name="T43"><text:line-break/></text:span><text:span text:style-name="T43"> <text:s text:c="3"/>WHERE tf.ticket_no = t.ticket_no</text:span><text:span text:style-name="T43"><text:line-break/></text:span><text:span text:style-name="T43"> <text:s/>) ttf,</text:span><text:span text:style-name="T43"><text:line-break/></text:span><text:span text:style-name="T43"> <text:s/>flights f</text:span><text:span text:style-name="T43"><text:line-break/></text:span><text:span text:style-name="T43">WHERE f.flight_id = ttf.flight_id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43" draw:layer="layout" svg:width="16.799cm" svg:height="13.433cm" svg:x="2.1cm" svg:y="14.107cm" presentation:class="notes" presentation:user-transformed="true">
            <draw:text-box>
              <text:p text:style-name="P41"><text:span text:style-name="T21">1. Воспользуйтесь параметром </text:span><text:span text:style-name="T31">enable_material</text:span><text:span text:style-name="T21">: </text:span><text:span text:style-name="T25"><text:a xlink:href="https://postgrespro.ru/docs/postgresql/16/runtime-config-query#GUC-ENABLE-MATERIAL" xlink:type="simple">https://postgrespro.ru/docs/postgresql/16/runtime-config-query#GUC-ENABLE-MATERIAL</text:a></text:span></text:p>
              <text:p text:style-name="P41"><text:span text:style-name="T21"/></text:p>
              <text:p text:style-name="P41"><text:span text:style-name="T21">2. Прочитайте про параметр в документации:</text:span><text:span text:style-name="T25"><text:a xlink:href="https://postgrespro.ru/docs/postgresql/16/explicit-joins" xlink:type="simple">https://postgrespro.ru/docs/postgresql/16/explicit-joins</text:a></text:span></text:p>
              <text:p text:style-name="P41"><text:span text:style-name="T2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FreeSans2" svg:font-family="FreeSans" style:font-family-generic="swiss"/>
    <style:font-face style:name="Liberation Sans4" svg:font-family="'Liberation Sans'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erif" svg:font-family="'Liberation Serif'" style:font-pitch="variable"/>
    <style:font-face style:name="OpenSymbol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2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51DT15H47M16S</meta:editing-duration>
    <meta:editing-cycles>1399</meta:editing-cycles>
    <meta:generator>LibreOffice/6.4.7.2$MacOSX_X86_64 LibreOffice_project/639b8ac485750d5696d7590a72ef1b496725cfb5</meta:generator>
    <dc:date>2024-12-27T11:49:58.406362053</dc:date>
    <dc:creator>Егориус </dc:creator>
    <meta:document-statistic meta:object-count="300"/>
    <meta:template xlink:type="simple" xlink:actuate="onRequest" xlink:title="master" xlink:href="../../../../tmp/DBA1/master.otp" meta:date="2015-06-01T16:50:20.490561969"/>
  </office:meta>
</office:document-meta>
</file>